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ANKSGIVING FOR BEING SAVED FROM HIS ENEMIES (22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ANKSGIVING FOR BEING SAVED FROM HIS ENEMIES (22:1-32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God's protection (22:2-7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God's power (22:8-1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God's provision (22:17-25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God's perfect justice (22:26-28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God's proven dependability (22:29-32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2 SAMUEL 22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ANKSGIVING FOR BEING SAVED FROM HIS ENEMIES (22:1-3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ANKSGIVING FOR BEING SET OVER HIS ENEMIES (22:33-51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ANKSGIVING FOR BEING SET OVER HIS ENEMIES (22:33-51)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The warrior for God (22:33-46):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The warrior for God (22:33-46):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The skill to defeat his foes (22:33-37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strength to defeat his foes (22:38-46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ANKSGIVING FOR BEING SET OVER HIS ENEMIES (22:33-51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 warrior for God (22:33-4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worshiper of God (22:47-5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2 SAMUEL 22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ANKSGIVING FOR BEING SAVED FROM HIS ENEMIES (22:1-3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ANKSGIVING FOR BEING SET OVER HIS ENEMIES (22:33-5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2</dc:title>
    <meta:initial-creator>David STRICKLAND</meta:initial-creator>
    <dc:creator>David STRICKLAND</dc:creator>
    <meta:creation-date>2020-02-22T19:25:25Z</meta:creation-date>
    <dc:date>2020-02-22T19:25:25Z</dc:date>
    <meta:template xlink:href="BibleStudy" xlink:type="simple"/>
    <meta:editing-cycles>1</meta:editing-cycles>
    <meta:editing-duration>PT0S</meta:editing-duration>
    <meta:document-statistic meta:paragraph-count="22" meta:word-count="173"/>
  </office:meta>
</office:document-meta>
</file>